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Curc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[.$B$1]*[.A7]+[.$B$2]*[.B7]+[.$B$3];0)" office:value-type="float" office:value="5" calcext:value-type="float">
            <text:p>5</text:p>
          </table:table-cell>
          <table:table-cell table:formula="of:=MAX([.$B$1]*[.B7]+[.$B$2]*[.A7]+[.$B$3];0)" office:value-type="float" office:value="5" calcext:value-type="float">
            <text:p>5</text:p>
          </table:table-cell>
          <table:table-cell/>
          <table:table-cell table:formula="of:=[.C7]+[.D7]" office:value-type="float" office:value="10" calcext:value-type="float">
            <text:p>10</text:p>
          </table:table-cell>
          <table:table-cell table:number-columns-repeated="2"/>
          <table:table-cell table:formula="of:=MAX(0;[.A7]-[.B7])+MAX(0;[.B7]-[.A7])" office:value-type="float" office:value="0" calcext:value-type="float">
            <text:p>0</text:p>
          </table:table-cell>
          <table:table-cell table:formula="of:=MAX([.A7]+[.B7]-1;0)" office:value-type="float" office:value="0" calcext:value-type="float">
            <text:p>0</text:p>
          </table:table-cell>
          <table:table-cell table:formula="of:=MAX(0; 3*[.A7]-[.B7]+2-3)+MAX(0;3*[.B7]-[.A7]+2-3)-2*[.I7]" office:value-type="float" office:value="0" calcext:value-type="float">
            <text:p>0</text:p>
          </table:table-cell>
          <table:table-cell table:formula="of:=2-MAX(0;-3*[.A7]+[.B7]+1)-MAX(0;[.A7]-3*[.B7]+1)" office:value-type="float" office:value="0" calcext:value-type="float">
            <text:p>0</text:p>
          </table:table-cell>
          <table:table-cell table:style-name="ce1" table:formula="of:=MAX(0; -[.A7]-[.B7]+1)+MAX(0;[.A7])+MAX(0;[.B7]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B$1]*[.A8]+[.$B$2]*[.B8]+[.$B$3];0)" office:value-type="float" office:value="0" calcext:value-type="float">
            <text:p>0</text:p>
          </table:table-cell>
          <table:table-cell table:formula="of:=MAX([.$B$1]*[.B8]+[.$B$2]*[.A8]+[.$B$3];0)" office:value-type="float" office:value="0" calcext:value-type="float">
            <text:p>0</text:p>
          </table:table-cell>
          <table:table-cell/>
          <table:table-cell table:formula="of:=[.C8]+[.D8]" office:value-type="float" office:value="0" calcext:value-type="float">
            <text:p>0</text:p>
          </table:table-cell>
          <table:table-cell table:number-columns-repeated="2"/>
          <table:table-cell table:formula="of:=MAX(0;[.A8]-[.B8])+MAX(0;[.B8]-[.A8])" office:value-type="float" office:value="1" calcext:value-type="float">
            <text:p>1</text:p>
          </table:table-cell>
          <table:table-cell table:formula="of:=MAX([.A8]+[.B8]-1;0)" office:value-type="float" office:value="0" calcext:value-type="float">
            <text:p>0</text:p>
          </table:table-cell>
          <table:table-cell table:formula="of:=MAX(0; 3*[.A8]-[.B8]+2-3)+MAX(0;3*[.B8]-[.A8]+2-3)-2*[.I8]" office:value-type="float" office:value="0" calcext:value-type="float">
            <text:p>0</text:p>
          </table:table-cell>
          <table:table-cell table:formula="of:=2-MAX(0;-3*[.A8]+[.B8]+1)-MAX(0;[.A8]-3*[.B8]+1)" office:value-type="float" office:value="0" calcext:value-type="float">
            <text:p>0</text:p>
          </table:table-cell>
          <table:table-cell table:style-name="ce1" table:formula="of:=MAX(0; -[.A8]-[.B8]+1)+MAX(0;[.A8])+MAX(0;[.B8]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B$1]*[.A9]+[.$B$2]*[.B9]+[.$B$3];0)" office:value-type="float" office:value="0" calcext:value-type="float">
            <text:p>0</text:p>
          </table:table-cell>
          <table:table-cell table:formula="of:=MAX([.$B$1]*[.B9]+[.$B$2]*[.A9]+[.$B$3];0)" office:value-type="float" office:value="0" calcext:value-type="float">
            <text:p>0</text:p>
          </table:table-cell>
          <table:table-cell/>
          <table:table-cell table:formula="of:=[.C9]+[.D9]" office:value-type="float" office:value="0" calcext:value-type="float">
            <text:p>0</text:p>
          </table:table-cell>
          <table:table-cell table:number-columns-repeated="2"/>
          <table:table-cell table:formula="of:=MAX(0;[.A9]-[.B9])+MAX(0;[.B9]-[.A9])" office:value-type="float" office:value="1" calcext:value-type="float">
            <text:p>1</text:p>
          </table:table-cell>
          <table:table-cell table:formula="of:=MAX([.A9]+[.B9]-1;0)" office:value-type="float" office:value="0" calcext:value-type="float">
            <text:p>0</text:p>
          </table:table-cell>
          <table:table-cell table:formula="of:=MAX(0; 3*[.A9]-[.B9]+2-3)+MAX(0;3*[.B9]-[.A9]+2-3)-2*[.I9]" office:value-type="float" office:value="0" calcext:value-type="float">
            <text:p>0</text:p>
          </table:table-cell>
          <table:table-cell table:formula="of:=2-MAX(0;-3*[.A9]+[.B9]+1)-MAX(0;[.A9]-3*[.B9]+1)" office:value-type="float" office:value="0" calcext:value-type="float">
            <text:p>0</text:p>
          </table:table-cell>
          <table:table-cell table:style-name="ce1" table:formula="of:=MAX(0; -[.A9]-[.B9]+1)+MAX(0;[.A9])+MAX(0;[.B9])-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AX([.$B$1]*[.A10]+[.$B$2]*[.B10]+[.$B$3];0)" office:value-type="float" office:value="0" calcext:value-type="float">
            <text:p>0</text:p>
          </table:table-cell>
          <table:table-cell table:formula="of:=MAX([.$B$1]*[.B10]+[.$B$2]*[.A10]+[.$B$3];0)" office:value-type="float" office:value="0" calcext:value-type="float">
            <text:p>0</text:p>
          </table:table-cell>
          <table:table-cell/>
          <table:table-cell table:formula="of:=[.C10]+[.D10]" office:value-type="float" office:value="0" calcext:value-type="float">
            <text:p>0</text:p>
          </table:table-cell>
          <table:table-cell table:number-columns-repeated="2"/>
          <table:table-cell table:formula="of:=MAX(0;[.A10]-[.B10])+MAX(0;[.B10]-[.A10])" office:value-type="float" office:value="0" calcext:value-type="float">
            <text:p>0</text:p>
          </table:table-cell>
          <table:table-cell table:formula="of:=MAX([.A10]+[.B10]-1;0)" office:value-type="float" office:value="1" calcext:value-type="float">
            <text:p>1</text:p>
          </table:table-cell>
          <table:table-cell table:formula="of:=MAX(0; 3*[.A10]-[.B10]+2-3)+MAX(0;3*[.B10]-[.A10]+2-3)-2*[.I10]" office:value-type="float" office:value="2" calcext:value-type="float">
            <text:p>2</text:p>
          </table:table-cell>
          <table:table-cell table:formula="of:=2-MAX(0;-3*[.A10]+[.B10]+1)-MAX(0;[.A10]-3*[.B10]+1)" office:value-type="float" office:value="2" calcext:value-type="float">
            <text:p>2</text:p>
          </table:table-cell>
          <table:table-cell table:style-name="ce1" table:formula="of:=MAX(0; -[.A10]-[.B10]+1)+MAX(0;[.A10])+MAX(0;[.B10])-1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table:formula="of:=0.75*0.25" office:value-type="float" office:value="0.1875" calcext:value-type="float">
            <text:p>0.187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0.25*0.25" office:value-type="float" office:value="0.0625" calcext:value-type="float">
            <text:p>0.062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  <table:table-cell table:formula="of:=[.A20]*[.$A$29]+[.B20]*[.$B$29]+[.C20]*[.C29]" office:value-type="float" office:value="1.115625" calcext:value-type="float">
            <text:p>1.115625</text:p>
          </table:table-cell>
          <table:table-cell/>
          <table:table-cell table:formula="of:=[.E20]+[.$E$29]" office:value-type="float" office:value="0.115625" calcext:value-type="float">
            <text:p>0.1156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*[.$A$29]+[.B21]*[.$B$29]+[.C21]*[.C30]" office:value-type="float" office:value="1.18125" calcext:value-type="float">
            <text:p>1.18125</text:p>
          </table:table-cell>
          <table:table-cell/>
          <table:table-cell table:formula="of:=[.E21]+[.$E$29]" office:value-type="float" office:value="0.18125" calcext:value-type="float">
            <text:p>0.181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2]*[.$A$29]+[.B22]*[.$B$29]+[.C22]*[.C31]" office:value-type="float" office:value="1.18125" calcext:value-type="float">
            <text:p>1.18125</text:p>
          </table:table-cell>
          <table:table-cell/>
          <table:table-cell table:formula="of:=[.E22]+[.$E$29]" office:value-type="float" office:value="0.18125" calcext:value-type="float">
            <text:p>0.181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3]*[.$A$29]+[.B23]*[.$B$29]+[.C23]*[.C32]" office:value-type="float" office:value="2.109375" calcext:value-type="float">
            <text:p>2.109375</text:p>
          </table:table-cell>
          <table:table-cell/>
          <table:table-cell table:formula="of:=[.E23]+[.$E$29]" office:value-type="float" office:value="1.109375" calcext:value-type="float">
            <text:p>1.10937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 table:formula="of:=0.75*0.75" office:value-type="float" office:value="0.5625" calcext:value-type="float">
            <text:p>0.5625</text:p>
          </table:table-cell>
          <table:table-cell table:formula="of:=0.75*0.25" office:value-type="float" office:value="0.1875" calcext:value-type="float">
            <text:p>0.1875</text:p>
          </table:table-cell>
          <table:table-cell table:formula="of:=0.2*25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25]*[.A26]*[.A27]" office:value-type="float" office:value="0.0421875" calcext:value-type="float">
            <text:p>0.0421875</text:p>
          </table:table-cell>
          <table:table-cell table:formula="of:=[.B25]*[.B26]*[.B27]" office:value-type="float" office:value="-0.005625" calcext:value-type="float">
            <text:p>-0.005625</text:p>
          </table:table-cell>
          <table:table-cell table:formula="of:=[.C25]*[.C26]*[.C27]" office:value-type="float" office:value="0.075" calcext:value-type="float">
            <text:p>0.07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15:15:38.181000000</meta:creation-date>
    <dc:date>2025-03-13T21:23:42.785000000</dc:date>
    <meta:editing-duration>PT8M38S</meta:editing-duration>
    <meta:editing-cycles>1</meta:editing-cycles>
    <meta:document-statistic meta:table-count="1" meta:cell-count="90" meta:object-count="0"/>
    <meta:generator>LibreOffice/7.0.2.2$Windows_X86_64 LibreOffice_project/8349ace3c3162073abd90d81fd06dcfb6b36b994</meta:generator>
  </office:meta>
</office:document-meta>
</file>